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ac4cf" officeooo:paragraph-rsid="000ac4cf"/>
    </style:style>
    <style:style style:name="P2" style:family="paragraph" style:parent-style-name="Standard">
      <style:text-properties officeooo:rsid="000c7494" officeooo:paragraph-rsid="000c749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 – Eu abro a interface gráfica do navegador.</text:p>
      <text:p text:style-name="P1">2- utilizo o recurso http para acessar a pagina de busca.</text:p>
      <text:p text:style-name="P2">3- quando clico em um botão que gera uma confirmação da condição ou request para o servidor.</text:p>
      <text:p text:style-name="P2">4- O servidor faz uma copia do <text:s/>resultado de uma solicitação ou requisição.</text:p>
      <text:p text:style-name="P2">5- O servidor envia para o <text:s/>browser .</text:p>
      <text:p text:style-name="P2">6-o browser renderiza o resultado da busca e ela e exibida na tela. </text:p>
      <text:p text:style-name="P2"/>
      <text:p text:style-name="P2">Durante o tráfego das informações e o tipo de requisição ela será submetida a validações de segurança 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25T18:14:10.922714453</meta:creation-date>
    <dc:date>2022-01-26T06:44:16.979520247</dc:date>
    <meta:editing-duration>PT11H59M35S</meta:editing-duration>
    <meta:editing-cycles>1</meta:editing-cycles>
    <meta:document-statistic meta:table-count="0" meta:image-count="0" meta:object-count="0" meta:page-count="1" meta:paragraph-count="7" meta:word-count="87" meta:character-count="476" meta:non-whitespace-character-count="391"/>
    <meta:generator>LibreOffice/6.4.7.2$Linux_X86_64 LibreOffice_project/40$Build-2</meta:generator>
  </office:meta>
</office:document-meta>
</file>